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0 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Henrietta Meyer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For a funeral/</text:p>
      <text:p text:style-name="P4">Fellow Israelites. <text:s/>You will forgive an act of selfishness. <text:s/>I know/ it. <text:s/>It is unbecoming to speak of oneself when our thoughts ought/ to be altogether directed to do honor to the departed, and to comfort the/ mourners. <text:s/>But I have a strong wish to make a confession in your/ presence. <text:s/>Hear it. <text:s/>I belong to a class of men, who pay the greatest reve-/-rence to one only object upon earth, and that is religious consistency./ <text:s/>I do not deny the merit due to learning, any more than I would refuse to/ recognize the worth of riches. <text:s/>Knowledge is deserving of praise, when-/-ever it aims at the instruction of the illiterate, and the elevation/ of the lowly, just as wealth must <text:span text:style-name="T1">call</text:span><text:span text:style-name="T2"> draw </text:span><text:span text:style-name="T1">elicit</text:span><text:span text:style-name="T2"> forth our commendation when it/ flows into the channels of charity and largehearted goodness. <text:s/>But/ so apt is he whom we commonly style "smart" to swell with pride,/ and look down with contempt upon other creatures less gifted; it so/ very often happens that persons who have gathered gold become so haughty/ and overbearing in their behaviour, that both learning and riches are regarded/ by me always with some misgivings, while religious consistency commands/ my unqualified resource. <text:s/>Now: because that principle which I have confessed is my stan-/-dard therefore I have presented myself before you, therefore have I agreed at/ once to perform the funeral obsequies of </text:span><text:span text:style-name="T1">my respected departed</text:span><text:span text:style-name="T2"> deceased sister in faith./ <text:s/>I felt that depending on general opinion and </text:span><text:span text:style-name="T1">consent prefore</text:span><text:span text:style-name="T2"> personal observation, my lips would not be soiled with rank falsehood; that my conscience/</text:span></text:p>
      <text:p text:style-name="P6"/>
      <text:p text:style-name="P6">[Page 2]</text:p>
      <text:p text:style-name="P4"><text:span text:style-name="T2">would not be ill at ease within me, if I said that Henrietta Meyers/ was a model of a Jewess. <text:s/>Must I </text:span><text:soft-page-break/><text:span text:style-name="T2">define my meaning? <text:s/>I shall./ <text:s/>She did not consider it a sacrifice to undergo fatigue or privations for/ the sake of that Law, which she believed to have proceeded from the Wisest/ Being, as a guide to the covenant-people. <text:s/>But no, I did not express myself/ sufficiently well. <text:s/>She </text:span><text:span text:style-name="T1">considered</text:span><text:span text:style-name="T2"> deemed it a privilege and a pleasure to do so/ at any cost; to perform the dictates of the heavenly Legislator. <text:s/>though/ every day claimed her attention to sacred duties, she greeted the </text:span><text:span text:style-name="T1">Sabbath</text:span><text:span text:style-name="T2"> seventh with/ a welcome that betokened her devotion to the Word of inspiration. <text:s/>And she/ dedicated that day to the worship of Him in whom her hopes for blessedness/ here and hereafter were centred. <text:s/>She never thought that she had out-/-grown the teachings imbibed in early </text:span><text:span text:style-name="T1">days</text:span><text:span text:style-name="T2"> years. <text:s/>She did not reason herself, </text:span><text:span text:style-name="T1">into</text:span><text:span text:style-name="T2"> like too/ many of us, into an abandonment of those dietary rules which, during long/ ages of suffering in unhealthy and shut up quarters, wonderfully preserved/ our national existence. <text:s/>She did not allow </text:span><text:span text:style-name="T1">the idea to harbor in</text:span><text:span text:style-name="T2"> her mind to harbor the idea that in/ this land of freedom she was exempt from the </text:span><text:span text:style-name="T1">duty</text:span><text:span text:style-name="T2"> obligation of joining the </text:span><text:span text:style-name="T1">humblest</text:span><text:span text:style-name="T2"> lowliest/ of her coreligionists in supplications and abstinence when solemn seasons/ arrived. <text:s/>What she professed, she exemplified by deeds, and that not with the/ ostentation of the would be righteous, seeking to attract, but with that retiring/ modesty so highly esteemed by our prophet, who in the section of yesterday/ asked us to walk humbly before </text:span><text:span text:style-name="T1">our</text:span><text:span text:style-name="T2"> God. <text:s/>Such were the character-/istic</text:span><text:span text:style-name="T1">s</text:span><text:span text:style-name="T2"> traits of my model-Jewess./</text:span></text:p>
      <text:p text:style-name="P6"/>
      <text:p text:style-name="P6">[Page 3]</text:p>
      <text:p text:style-name="P4"><text:span text:style-name="T2">But greatly as I do value them, I would not have detained you with their/ recital, if </text:span><text:span text:style-name="T1">nothing more</text:span><text:span text:style-name="T2"> nought else I could have said of Henrietta Myers than that she/ observed the ceremonial ordinances of </text:span><text:span text:style-name="T1">her religion</text:span><text:span text:style-name="T2"> Judaism. <text:s/>Had she thought much/ of the Sabbath, and nothing of those who need not to their weary limbs;/ much of the lawfully prepared victuals, and nothing of creatures who/ cry for food; much of the habitation of prayer, and nothing of the/ dwelling of </text:span><text:span text:style-name="T1">creatures who affliction</text:span><text:span text:style-name="T2"> misery, I would have withheld my eulogy. <text:s/>For I/ remember that there exists a Universal Father whose companionship/ we must crave for and we we can obtain not alone by a religion of obedience which </text:span><text:span text:style-name="T1">affords</text:span><text:span text:style-name="T2"> time/ </text:span><text:span text:style-name="T1">us alone satisfaction</text:span><text:span text:style-name="T2"> and habits have endeared to ourselves, but by that principally which is fruitful of blessings to others./ <text:s/>Well then: let me say that the first </text:span><text:span text:style-name="T1">time</text:span><text:span text:style-name="T2"> occasion on which I met our lamented friend/ </text:span><text:span text:style-name="T1">it</text:span><text:span text:style-name="T2"> was when she saw fit to apply to me about the discharge of a/ mission of mercy. <text:s/>Since that </text:span><text:span text:style-name="T1">have occasion on which</text:span><text:span text:style-name="T2"> time I heard of her again and again, where/ distress had entered, found her where grief had a lodging place, and/ recognized her presence where tears required wiping away. <text:s/>for kind/ she was and gentle, even towards those who differed. <text:s/>Many may/ have given largely of their means, but not more </text:span><text:span text:style-name="T1">thoughtfully</text:span><text:span text:style-name="T2"> considerately many/ may have visited the </text:span><text:span text:style-name="T1">distressed</text:span><text:span text:style-name="T2"> afflicted, but not with deeper sympathy than/ </text:span><text:span text:style-name="T1">my lamented friend</text:span><text:span text:style-name="T2"> the </text:span><text:span text:style-name="T1">now departed</text:span><text:span text:style-name="T2"> her now departed from our midst. <text:s/>Therefore you all have gathered to do her honor, and/ in accord of sentiments with myself hold that the Biblical sentence/ in the book of Proverbs is truly applicable to her. <text:s/>"Grace is deceitful,/ and beauty is vain; the woman that feareth the Lord, she shall be praised."</text:span></text:p>
      <text:p text:style-name="P6"/>
      <text:p text:style-name="P6">[Page 4]</text:p>
      <text:p text:style-name="P4"><text:span text:style-name="T2">But in the same splendid chapter which closes our holy/ volume of morals we </text:span><text:span text:style-name="T1">also</text:span><text:span text:style-name="T2"> read: "Her children rise and call her/ blessed; her husband also and he extols her virtues." <text:s/>Yes, son/ and daughters of Henrietta Meyers. <text:s/>You will now and always pronounce/ the name of your mother with a benediction on your lips. <text:s/>Educated by her/ example not less than by her precept, you will more closely than heretofore/ abide by her will. <text:s/>I can bear testimony to your filial attachment, and I/ rejoice because your keen sorrow is the effect of your profound appreciation/ of the loos sustained in the death of that mother. <text:s/>Cherish the memory of/ her qualities, and strive to copy them with fidelity. <text:s/>You shall gladden her soul, and/ </text:span><text:span text:style-name="T1">become</text:span><text:span text:style-name="T2"> secure for yourselves beatitude. <text:s/>For you who have been left with-/out the association of her whom you rightly extolled, of her you needed as a/ sweet copartner in the autumn of your life, I have but commiseration. My/ words are powerless. <text:s/>Him you must seek who has wounded, but who alone/ can heal. <text:s/>In pious resignation, in acts of godliness, and in the spirit of/ reverence </text:span><text:soft-page-break/><text:span text:style-name="T2">instilled by the Almighty into your children, you will gradually/ see the opening of a source of consolation. <text:s/>And thou our consistently religious/ sister in faith whom </text:span><text:span text:style-name="T1">hast been summoned from amidst these transitory</text:span><text:span text:style-name="T2"> angels gently kissed eternal rest, thou who hast been quickly/ </text:span><text:span text:style-name="T1">scenes to be transferred in</text:span><text:span text:style-name="T2"> wafted almost the serene regions of </text:span><text:span text:style-name="T1">lasting</text:span><text:span text:style-name="T2"> joys, farewell./ <text:s/>The glory in heaven is the contemplation of the </text:span><text:span text:style-name="T1">Almighty</text:span><text:span text:style-name="T2"> all-saving Lord, whom/ Thou hast adored, but thy name will still </text:span><text:span text:style-name="T1">be</text:span><text:span text:style-name="T2"> remain fragrant on earth/ with the remembrance of thy righteous deed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9T15:33:36</meta:creation-date>
    <dc:date>2012-10-10T11:15:47.61</dc:date>
    <dc:creator>Penn Libraries</dc:creator>
    <meta:editing-duration>PT00H09M0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69" meta:word-count="1315" meta:character-count="8029"/>
  </office:meta>
</office:document-meta>
</file>